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e9bfe" officeooo:paragraph-rsid="000e9b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ass 5</text:p>
      <text:p text:style-name="P1"/>
      <text:p text:style-name="P1">Q1 Try to import files through in Parquet Format and then create table in HIVE with input data file as same imported as parquet file. After this, fire few queries and check the output.</text:p>
      <text:p text:style-name="P1"/>
      <text:p text:style-name="P1">Hint : User parquet tools for getting schema details</text:p>
      <text:p text:style-name="P1"/>
      <text:p text:style-name="P1">Q2. How is bucketing is different from Partitioning?</text:p>
      <text:p text:style-name="P1"/>
      <text:p text:style-name="P1">Q3. Create UDF of your own which should take number as input and output as number is positive and pr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5" meta:word-count="73" meta:character-count="399" meta:non-whitespace-character-count="331"/>
    <meta:generator>LibreOffice/4.2.8.2$Linux_X86_64 LibreOffice_project/420m0$Build-2</meta:generator>
  </office:meta>
</office:document-meta>
</file>